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HandledEvent.getClien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HandledEvent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HandledEven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HandledEven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HandledEvent.ServletRequestHandledEvent( Object source , String requestUrl , String clientAddress , String method , String servletName , @ Nullable String sessionId , @ Nullable String userName , long processingTimeMillis , @ Nullable Throwable failureCause ,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HandledEvent.ServletRequestHandledEvent( Object source , String requestUrl , String clientAddress , String method , String servletName , @ Nullable String sessionId , @ Nullable String userName , long processingTim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HandledEvent.ServletRequestHandledEvent( Object source , String requestUrl , String clientAddress , String method , String servletName , @ Nullable String sessionId , @ Nullable String userName , long processingTimeMillis , @ Nullable Throwable failure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HandledEvent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questHandled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HandledEvent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HandledEvent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